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Tahoma"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276cm" table:align="left"/>
    </style:style>
    <style:style style:name="Table1.A" style:family="table-column">
      <style:table-column-properties style:column-width="8.276cm"/>
    </style:style>
    <style:style style:name="Table1.A1" style:family="table-cell">
      <style:table-cell-properties style:vertical-align="middle" fo:padding="0.049cm" fo:border="none"/>
    </style:style>
    <style:style style:name="P1" style:family="paragraph" style:parent-style-name="Text_20_body">
      <style:paragraph-properties fo:margin-left="3.175cm" fo:margin-right="0cm" fo:margin-top="0cm" fo:margin-bottom="0cm" fo:orphans="2" fo:widows="2" fo:text-indent="0cm" style:auto-text-indent="false"/>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P2" style:family="paragraph" style:parent-style-name="Text_20_body">
      <style:paragraph-properties fo:margin-left="0cm" fo:margin-right="0cm" fo:margin-top="0cm" fo:margin-bottom="0cm" fo:text-align="justify" style:justify-single-word="false" fo:orphans="2" fo:widows="2" fo:text-indent="-0.635cm" style:auto-text-indent="false"/>
      <style:text-properties fo:font-variant="normal" fo:text-transform="none" fo:color="#000000" style:text-line-through-style="none" style:font-name="Times New Roman1" fo:font-size="11pt" fo:letter-spacing="normal" fo:font-style="normal" style:text-underline-style="none" fo:font-weight="bold" style:text-blinking="false" fo:background-color="transparent"/>
    </style:style>
    <style:style style:name="P3" style:family="paragraph" style:parent-style-name="Text_20_body">
      <style:paragraph-properties fo:margin-left="0cm" fo:margin-right="0cm" fo:margin-top="0cm" fo:margin-bottom="0cm" fo:text-align="justify" style:justify-single-word="false" fo:orphans="2" fo:widows="2" fo:text-indent="1.235cm" style:auto-text-indent="false"/>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4" style:family="paragraph" style:parent-style-name="Text_20_body">
      <style:paragraph-properties fo:margin-left="2.505cm" fo:margin-right="0cm" fo:margin-top="0cm" fo:margin-bottom="0cm" fo:text-align="justify" style:justify-single-word="false" fo:orphans="2" fo:widows="2" fo:text-indent="-0.635cm" style:auto-text-indent="false"/>
      <style:text-properties fo:font-variant="normal" fo:text-transform="none" fo:color="#000000" style:font-name="Times New Roman1" fo:letter-spacing="normal" fo:font-style="normal" fo:font-weight="normal" fo:background-color="transparent"/>
    </style:style>
    <style:style style:name="P5" style:family="paragraph" style:parent-style-name="Text_20_body">
      <style:paragraph-properties fo:margin-left="2.505cm" fo:margin-right="0cm" fo:margin-top="0cm" fo:margin-bottom="0cm" fo:text-align="justify" style:justify-single-word="false" fo:orphans="2" fo:widows="2" fo:text-indent="-0.635cm" style:auto-text-indent="false"/>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6" style:family="paragraph" style:parent-style-name="Text_20_body">
      <style:paragraph-properties fo:margin-top="0cm" fo:margin-bottom="0cm" fo:orphans="2" fo:widows="2"/>
      <style:text-properties fo:font-variant="normal" fo:text-transform="none" fo:color="#000000" style:font-name="Times New Roman1" fo:letter-spacing="normal" fo:font-style="normal" fo:font-weight="normal" fo:background-color="transparent"/>
    </style:style>
    <style:style style:name="P7" style:family="paragraph" style:parent-style-name="Text_20_body" style:list-style-name="">
      <style:paragraph-properties fo:margin-top="0cm" fo:margin-bottom="0cm" fo:orphans="2" fo:widows="2"/>
      <style:text-properties fo:font-variant="normal" fo:text-transform="none" fo:color="#000000" style:font-name="Times New Roman1" fo:letter-spacing="normal" fo:font-style="normal" fo:font-weight="normal" fo:background-color="transparent"/>
    </style:style>
    <style:style style:name="P8" style:family="paragraph" style:parent-style-name="Text_20_body">
      <style:paragraph-properties fo:margin-top="0cm" fo:margin-bottom="0cm" fo:text-align="justify" style:justify-single-word="false" fo:orphans="2" fo:widows="2"/>
      <style:text-properties fo:font-variant="normal" fo:text-transform="none" fo:color="#000000" style:text-line-through-style="none" fo:letter-spacing="normal" style:text-underline-style="none" style:text-blinking="false" fo:background-color="transparent"/>
    </style:style>
    <style:style style:name="P9" style:family="paragraph" style:parent-style-name="Text_20_body">
      <style:paragraph-properties fo:margin-top="0cm" fo:margin-bottom="0cm" fo:text-align="justify" style:justify-single-word="false" fo:orphans="2" fo:widows="2"/>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0" style:family="paragraph" style:parent-style-name="Text_20_body">
      <style:paragraph-properties fo:margin-top="0cm" fo:margin-bottom="0cm" fo:text-align="justify" style:justify-single-word="false" fo:orphans="2" fo:widows="2"/>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11" style:family="paragraph" style:parent-style-name="Text_20_body">
      <style:paragraph-properties fo:margin-top="0cm" fo:margin-bottom="0cm" fo:orphans="2" fo:widows="2"/>
    </style:style>
    <style:style style:name="P12" style:family="paragraph" style:parent-style-name="Heading_20_1">
      <style:text-properties fo:font-variant="normal" fo:text-transform="none" fo:color="#000000" style:text-line-through-style="none" style:font-name="Arial1" fo:font-size="24pt" fo:letter-spacing="normal" fo:font-style="normal" style:text-underline-style="none" fo:font-weight="bold" style:text-blinking="false" fo:background-color="transparent"/>
    </style:style>
    <style:style style:name="P13" style:family="paragraph" style:parent-style-name="Heading_20_1">
      <style:paragraph-properties fo:margin-top="0cm" fo:margin-bottom="0cm" fo:text-align="justify" style:justify-single-word="false" fo:orphans="2" fo:widows="2"/>
      <style:text-properties fo:font-variant="normal" fo:text-transform="none" fo:color="#000000" style:text-line-through-style="none" style:font-name="Times New Roman1" fo:font-size="24pt" fo:letter-spacing="normal" fo:font-style="normal" style:text-underline-style="none" fo:font-weight="bold" style:text-blinking="false" fo:background-color="transparent"/>
    </style:style>
    <style:style style:name="P14" style:family="paragraph" style:parent-style-name="Heading_20_2">
      <style:paragraph-properties fo:margin-top="0cm" fo:margin-bottom="0cm" fo:text-align="justify" style:justify-single-word="false" fo:orphans="2" fo:widows="2"/>
      <style:text-properties fo:font-variant="normal" fo:text-transform="none" fo:color="#000000" style:text-line-through-style="none" style:font-name="Times New Roman1" fo:font-size="18pt" fo:letter-spacing="normal" fo:font-style="normal" style:text-underline-style="none" fo:font-weight="bold" style:text-blinking="false" fo:background-color="transparent"/>
    </style:style>
    <style:style style:name="P15" style:family="paragraph" style:parent-style-name="Heading_20_2">
      <style:paragraph-properties fo:margin-top="0cm" fo:margin-bottom="0cm" fo:text-align="justify" style:justify-single-word="false" fo:orphans="2" fo:widows="2"/>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style>
    <style:style style:name="P16" style:family="paragraph" style:parent-style-name="Table_20_Contents">
      <style:paragraph-properties fo:padding="0cm" fo:border="none"/>
    </style:style>
    <style:style style:name="P17" style:family="paragraph" style:parent-style-name="Table_20_Contents">
      <style:paragraph-properties fo:padding="0cm" fo:border="none"/>
      <style:text-properties fo:font-variant="normal" fo:text-transform="none" fo:color="#a63c0e" style:text-line-through-style="none" style:font-name="Tahoma" fo:font-size="11pt" fo:font-style="normal" style:text-underline-style="none" fo:font-weight="bold" style:text-blinking="false" fo:background-color="transparent"/>
    </style:style>
    <style:style style:name="T1" style:family="text">
      <style:text-properties style:text-line-through-style="none" fo:font-size="11pt" style:text-underline-style="none" style:text-blinking="false"/>
    </style:style>
    <style:style style:name="T2" style:family="text">
      <style:text-properties style:text-line-through-style="none" style:font-name="Arial1" fo:font-size="11pt" style:text-underline-style="none" style:text-blinking="false"/>
    </style:style>
    <style:style style:name="T3" style:family="text">
      <style:text-properties style:text-line-through-style="none" style:font-name="Arial1" fo:font-size="11pt" style:text-underline-style="none" fo:font-weight="bold" style:text-blinking="false"/>
    </style:style>
    <style:style style:name="T4" style:family="text">
      <style:text-properties style:text-line-through-style="none" style:font-name="Arial1" fo:font-size="10pt" fo:font-style="italic" style:text-underline-style="none" style:text-blinking="false"/>
    </style:style>
    <style:style style:name="T5" style:family="text">
      <style:text-properties style:text-line-through-style="none" style:text-underline-style="none" style:text-blinking="false"/>
    </style:style>
    <style:style style:name="T6" style:family="text">
      <style:text-properties style:font-name="Arial1" fo:font-size="11pt" style:text-underline-style="solid" style:text-underline-width="auto" style:text-underline-color="font-color"/>
    </style:style>
    <style:style style:name="T7" style:family="text">
      <style:text-properties fo:font-variant="normal" fo:text-transform="none" fo:color="#505c50" style:text-line-through-style="none" style:font-name="Tahoma" fo:font-size="10pt" fo:font-style="normal" style:text-underline-style="none" fo:font-weight="bold" style:text-blinking="false" fo:background-color="transparent"/>
    </style:style>
    <style:style style:name="T8" style:family="text">
      <style:text-properties fo:font-variant="normal" fo:text-transform="none" fo:color="#505c50" style:text-line-through-style="none" style:text-underline-style="none" style:text-blinking="false" fo:background-color="transparent"/>
    </style:style>
    <style:style style:name="T9" style:family="text">
      <style:text-properties fo:font-variant="normal" fo:text-transform="none" fo:color="#ac5100" style:font-name="Tahoma" fo:font-size="9pt" fo:font-style="normal" style:text-underline-style="solid" style:text-underline-width="auto" style:text-underline-color="font-color" fo:font-weight="normal" fo:background-color="transparent"/>
    </style:style>
    <style:style style:name="T10" style:family="text">
      <style:text-properties fo:font-variant="normal" fo:text-transform="none" fo:color="#ac5100" style:text-line-through-style="none" style:font-name="Tahoma" fo:font-size="10pt" fo:font-style="normal" style:text-underline-style="none" fo:font-weight="normal" style:text-blinking="false" fo:background-color="transparent"/>
    </style:style>
    <style:style style:name="T11" style:family="text">
      <style:text-properties fo:font-variant="normal" fo:text-transform="none" fo:color="#ac5100" style:text-line-through-style="none" style:text-underline-style="none" style:text-blinking="false" fo:background-color="transparent"/>
    </style:style>
    <style:style style:name="T12" style:family="text">
      <style:text-properties fo:font-variant="normal" fo:text-transform="none" fo:color="#a63c0e" style:text-line-through-style="none" style:font-name="Tahoma" fo:font-size="10pt" fo:font-style="normal" style:text-underline-style="none" fo:font-weight="normal" style:text-blinking="false" fo:background-color="transparent"/>
    </style:style>
    <style:style style:name="T13" style:family="text">
      <style:text-properties fo:font-variant="normal" fo:text-transform="none" fo:color="#a63c0e" style:text-line-through-style="none" style:font-name="Tahoma" fo:font-size="11pt" fo:font-style="normal" style:text-underline-style="none" fo:font-weight="bold" style:text-blinking="false" fo:background-color="transparent"/>
    </style:style>
    <style:style style:name="T14" style:family="text">
      <style:text-properties style:font-name="Times New Roman1" fo:font-size="11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internal-source-marker_0.8971907773520797"/>Capítulo II - Orçamento Participativo no Brasil: histórico, objetivos e desenvolvimento</text:h>
      <text:p text:style-name="P7"><text:line-break/><text:span text:style-name="T2">O Orçamento Participativo é um método de gerir recursos públicos municipais que surgiu no Brasil no final dos anos 80, é uma das instituições participativas mais conhecidas internacionalmente devido ao sucesso da experiência em Porto Alegre vigente desde 1990, de acordo com Pires:</text:span></text:p>
      <text:p text:style-name="P1">O Orçamento Participativo (OP) é uma metodologia inovadora de gestão fiscal e de políticas públicas que ganhou expressão em governos municipais brasileiros nos últimos 15-20 anos, tendo se difundido para praticamente todos os continentes ao longo da última década. Os governos que o adotam e os grupos e instituições que o defendem e incentivam acreditam na possibilidade de reforço da democracia e da boa performance das finanças e políticas públicas que ele promete.</text:p>
      <text:p text:style-name="P6"><text:line-break/><text:span text:style-name="T2">Para entender esse processo de participação popular primeiramente é preciso compreender as causas geradoras desse modo particular e democratico do exercício da cidadania. Devemos analisar o cenário político, econômico e social do país nos últimos 30 anos, para entendermos o contexto de criação do OP e os aspectos relevantes que cercam esse processo.</text:span><text:line-break/><text:line-break/><text:span text:style-name="T3">a) Contexto Social, Econômico e Político</text:span><text:line-break/><text:line-break/><text:span text:style-name="T2">Uma séria de características geográficas e econômicas estão presentes na realidade brasileira desde a sua existência, que explica o motivo pelo qual o OP não é uma cultura disseminada em todas as regiões do país. Existem grandes diferenças entre as regiões Sul/Sudeste e Norte/Nordeste/Centro-Oeste. Os fatores mais importantes para explicar as dificuldades de implementação e continuidade da experiência do OP nessas regiões do país são as diferenças sócio-econômicas, elevada concentração de renda, grande densidade demográfica e grande concentração industrial.</text:span><text:line-break/><text:line-break/><text:span text:style-name="T2">Em relação ao contexto econômico o Brasil passou por problemas esporádicos, como o desemprego, a forte crise da dívida externa dos anos 80, as dificuldades com a balança comercial e a crise do petróleo, além da existência de dois problemas persistentes: a inflação e desequilíbrio das contas públicas. Em consequência disso os governos brasileiros tem encontrado dificuldades para atender as demandas por políticas sociais.</text:span><text:line-break/><text:line-break/><text:span text:style-name="T2">Pode exister conflito entre o OP e o governo, já que existem governos que encaram o OP sob uma perspectiva negativa, considerando-o somente como um programa populista, isso faz com que o OP vire um foco de resistência. Também existem prefeituras comprometidas seriamente com o OP, fazendo deste um instrumento utilizado na para refoorma administrativa e política.</text:span><text:line-break/><text:line-break/><text:span text:style-name="T2">Segundo Pires (2000), a história do orçamento participativo divide-se em três grandes momentos, que são:</text:span><text:line-break/><text:line-break/><text:span text:style-name="T2">a) Aquele em que os elementos basilares, fundamentais para a estruturação de</text:span><text:line-break/><text:span text:style-name="T2">sua metodologia, possam estar presentes em algumas experiências precursoras,</text:span><text:line-break/><text:span text:style-name="T2">ou seja, começa-se a delinear os primeiros modelos de participação popular;</text:span><text:line-break/><text:span text:style-name="T2">b) O segundo momento surge após a conquista do PT (Partido dos</text:span><text:line-break/><text:span text:style-name="T2">Trabalhadores) de 36 (trinta e seis) prefeituras nas eleições de 1985, onde a</text:span><text:line-break/><text:span text:style-name="T2">sistemática e os objetivos desta metodologia conseguem ser levados à prática</text:span><text:line-break/><text:span text:style-name="T2">de forma deliberada; e.</text:span><text:line-break/><text:span text:style-name="T2">c) Um terceiro e último momento grava-se pela adoção da metodologia por</text:span><text:line-break/><text:span text:style-name="T2">diferentes grupos partidários e por organizações não governamentais.</text:span><text:line-break/><text:line-break/><text:span text:style-name="T3">b) Origem do Orçamento Participativo</text:span><text:line-break/><text:line-break/><text:span text:style-name="T2">A experiência de orçamento participativo surgiu na cidade de Porto Alegre, capital do estado do Rio Grande do Sul, como resultado da pressão de movimentos populares para participar das decisões governamentais, na gestão de Olívio Dutra, do </text:span><text:span text:style-name="T6">Partido dos Trabalhadores</text:span><text:span text:style-name="T5"> </text:span><text:span text:style-name="T2">(PT), em 1989.</text:span><text:line-break/><text:span text:style-name="T2">Desde 1986, ainda sob liderança do prefeito Alceu Collares, do PDT, a UAMPA (União das Associacões de moradores de Porto Alegre) havia participado de discussões para o planejamento do orçamento municipal. Entretanto, a diferença entre este processo e o Orçamento Participativo é a criação de uma metodologia pelo Partido dos Trabalhadores, por meio da qual os cidadãos que participassem das Plenárias Regionais poderiam eleger as necessidades prioritárias que o governo municipal deveria atender. </text:span><text:line-break/><text:span text:style-name="T2">A metodologia considerava a localização do voto, atribuindo pesos maiores às regiões das cidades, em função da carência da prestação dos serviços públicos, dentre outros critérios. Depois disso, elegiam-se delegados, por plenárias, para compor o COP (Conselho do Orçamento Participativo), onde se especificavam as obras e serviços que iriam atender as principais necessidades.</text:span><text:line-break/><text:span text:style-name="T4">O surgimento do orçamento participativo está</text:span><text:line-break/><text:span text:style-name="T4">relacionado a condições muito particulares da cidade de Porto Alegre, tais como a</text:span><text:line-break/><text:span text:style-name="T4">existência de uma forte tradição de organização da sociedade civil, em particular</text:span><text:line-break/><text:span text:style-name="T4">dos movimentos comunitários ainda nos anos cinqüenta do século XX (Avritzer apud BAIERLE,</text:span><text:line-break/><text:span text:style-name="T4">1998; BAQUERO, 2000; AVRITZER, 2006</text:span><text:span text:style-name="T2">). </text:span><text:line-break/><text:line-break/><text:span text:style-name="T3">c) Objetivos</text:span><text:line-break/><text:line-break/><text:span text:style-name="T3">d) Como tem se desenvolvido</text:span><text:line-break/><text:line-break/><text:line-break/><text:line-break/><text:line-break/><text:line-break/><text:line-break/><text:line-break/></text:p>
      <text:h text:style-name="P13" text:outline-level="1">Capítulo III – Estudos de Caso, sucesso na prefeitura de Porto Alegre e fracasso na prefeitura de Florianópolis</text:h>
      <text:h text:style-name="P14" text:outline-level="2">Prefeitura São Carlos</text:h>
      <text:p text:style-name="P8">        <text:span text:style-name="T14">A cidade de São Carlos, localizada na região centro-norte do Estado de São Paulo, com 193.000 habitantes, tem, segundo dados do Tribunal de Contas do Estado, sua economia baseada na atividade metalúrgica. Além disso, é um importante pólo universitário, contando com duas grandes universidades públicas, a UFSCAR e a USP.       </text:span></text:p>
      <text:p text:style-name="P8">        <text:span text:style-name="T14">Para os padrões brasileiros, a cidade possui elevado padrão de vida e serviços públicos: 100% da população possuem água encanada, 98% dos imóveis têm esgoto coletado e 100% têm coleta de lixo.</text:span></text:p>
      <text:p text:style-name="P2">a)   A experiência do Orçamento Participativo em São Carlos</text:p>
      <text:p text:style-name="P8">        <text:span text:style-name="T14">Em 1999, os eleitores elegeram pela primeira vez um prefeito do PT e como em quase todos os casos de prefeituras petistas, deram início ao orçamento participativo. O primeiro passo foi adquirir know-how através de um seminário com especialistas em OP vindos principalmente de Jaboticabal e Santo André. Com o auxílio destes especialistas a cidade optou pelo modelo indutivo de orçamento participativo, no qual a população vai, ao longo do tempo, discutindo e montando o projeto do OP, no que se refere à alocação dos investimentos públicos em função das demandas sociais.</text:span></text:p>
      <text:p text:style-name="P8">        <text:span text:style-name="T14">A implantação do OP encontrou uma grande barreira em função da crise fiscal pela qual passava o município, causada por uma dívida herdada da administração anterior de R$ 55.365.043,39, o que obrigou a nova administração a realizar fortes ajustes financeiros e orçamentários, tendo que buscar recursos para investimentos nas esferas estadual e federal.</text:span></text:p>
      <text:p text:style-name="P8">        <text:span text:style-name="T14">A cidade foi divida em treze regiões e um sistema de pontuação para classificação e seleção dos projetos e das obras a serem votadas no âmbito do OP foi desenvolvido pela prefeitura, o que resultou em 39 projetos, num total de R$ 7.902.000,00 de reais de investimentos ainda em 2001.</text:span></text:p>
      <text:p text:style-name="P2">b)   Etapas do OP</text:p>
      <text:p text:style-name="P8">        <text:span text:style-name="T14">As etapas do Orçamento Participativo são três: informativa, intermediária e deliberativa. A primeira fase é aquela em que a população recebe a prestação de contas da Prefeitura e apresenta tanto as demandas de sua região quanto as temáticas para a cidade, sendo isso feito através da participação nas reuniões regionais e temáticas.</text:span></text:p>
      <text:p text:style-name="P3">Na etapa intermediária, a prefeitura analisa cada uma das solicitações da população quanto à viabilidade técnica e levanta o custo para realizá-la e também são feitos os ajustes necessários em relação às demandas com a participação dos Delegados e dos Conselheiros do OP.</text:p>
      <text:p text:style-name="P3">Na segunda fase, deliberativa, os munícipes participam de uma nova reunião, na qual todos os participantes votam e decidem quais obras devem ser realizadas com os recursos financeiros previstos para cada região e apontam diretrizes de políticas públicas em relação às temáticas e quem serão os seus representantes: conselheiros e delegados regionais e temáticos.</text:p>
      <text:p text:style-name="P3">Em 2009, além destas três fases, ocorreram encontros temáticos sobre Segurança, Direitos de Cidadania, Organização da Cidade e Desenvolvimento Urbano, Qualidade Ambiental, Transporte e Mobilidade Urbana, Juventude, Cultura, Saúde, Educação e Desporto. A partir dessas reuniões foram definidas as ações futuras da Prefeitura nessas áreas.</text:p>
      <text:p text:style-name="P2">c)   Dados do Orçamento Participativo em 2009</text:p>
      <text:p text:style-name="P3">Neste ano, o OP bateu recorde de pessoas que votaram e decidiram as obras e serviços que a Prefeitura deve realizar para melhorar a cidade. Foram mais de 4 mil cidadãos participando das reuniões. Foram votadas 57 indicações de obras e serviços, que totalizaram R$ 4,4 milhões de investimento do orçamento municipal. Mais de R$ 197,7 mil de emendas parlamentares de vereadores. As reivindicações da comunidade se concentraram nas áreas:</text:p>
      <text:p text:style-name="P4"><text:span text:style-name="T2">·         </text:span><text:span text:style-name="T1">Obras Públicas: R$ 1,4 milhão;</text:span></text:p>
      <text:p text:style-name="P4"><text:span text:style-name="T2">·         </text:span><text:span text:style-name="T1">Educação: R$ 1 milhão;</text:span></text:p>
      <text:p text:style-name="P4"><text:span text:style-name="T2">·         </text:span><text:span text:style-name="T1">Saúde: R$ 1 milhão;</text:span></text:p>
      <text:p text:style-name="P4"><text:span text:style-name="T2">·         </text:span><text:span text:style-name="T1">Recape de ruas e avenidas: R$ 686 mil.</text:span></text:p>
      <text:p text:style-name="P2">d)   O OP EDUCA</text:p>
      <text:p text:style-name="P3">Vale ressaltar também o OP EDUCA que visa construir a cidadania desde a infância, alcançando, quando possível, as famílias, passando pela sensibilização quanto a seus direitos e deveres e da possibilidade de construir uma cidade melhor através da Participação efetiva. O projeto mobilizou 4.515 estudantes de 33 escolas públicas e particulares da cidade.</text:p>
      <text:p text:style-name="P3">Entre os principais objetivos do projeto destacam-se:</text:p>
      <text:p text:style-name="P4"><text:span text:style-name="T2">·         </text:span><text:span text:style-name="T1">Promover a compreensão da cidadania como participação social e política, assim como exercício de direitos e deveres políticos, civis e sociais, visando a adoção, no dia-a-dia, de atitudes de solidariedade, cooperação no combate as injustiças sociais, em consonância com o Programa de Governo Municipal que aponta para a consolidação de uma Cidade Moderna e Humana;</text:span></text:p>
      <text:p text:style-name="P11"/>
      <text:p text:style-name="P4"><text:span text:style-name="T2">·         </text:span><text:span text:style-name="T1">Fortalecer e valorizar o processo de participação popular no ambiente escolar, estabelecendo nas escolas, espaços de diálogos dos vários segmentos que a compõem;</text:span></text:p>
      <text:p text:style-name="P11"/>
      <text:p text:style-name="P4"><text:span text:style-name="T2">·         </text:span><text:span text:style-name="T1">Promover processo de educação popular através da socialização e o compartilhamento na tomada de decisões no ambiente escolar;</text:span></text:p>
      <text:p text:style-name="P5">Despertar nas crianças e adolescentes o interesse de conhecer as Políticas Públicas, o funcionamento da Administração, motivando a participação da vida pública da nossa cidade.</text:p>
      <text:h text:style-name="P15" text:outline-level="2">Prefeitura de Florianópolis</text:h>
      <text:p text:style-name="P9">Florianópolis é a capital do estado de Santa Catarina e uma das três ilhas-capitais do Brasil. Destaca-se por ser a capital brasileira com o melhor índice de desenvolvimento humano (IDH), da ordem de 0,875, segundo relatório divulgado pela ONU em 2000. Esse índice também a torna a quarta cidade brasileira com a melhor qualidade de vida.Tem uma população de 406.564 habitantes. Suas principais atividades econômicas são o comércio, turismo, serviços, construção civil, indústria de transformação, informática e vestuário.</text:p>
      <text:p text:style-name="P11"/>
      <text:p text:style-name="P9">O conteúdo do trabalho é a dissertação de mestrado de Roberto Luiz Colaço: “Inovações institucionais em gestões participativas. Limites e Possibilidades do Orçamento Participativo de Florianópolis (1993/96) para romper com formas tradicionais de gestão e impulsionar a formação de esferas públicas democráticas”. Florianópolis, junho de 1999. Universidade Federal de Santa Catarina. Programa de Pós-Graduação em Sociologia Política</text:p>
      <text:p text:style-name="P11"/>
      <text:p text:style-name="P10">a) A experiência do Orçamento Participativo em Florianópolis</text:p>
      <text:p text:style-name="P9">O OP foi implemente e esteve vigente em Florianópolis no período de 1993 a 1996. Foi um movimento implemente pela coligação ganhadora das eleições, a Frente Popular, uma coligação formada pelo PPS (partido do Prefeito), PT (partido do Vice-Prefeito), PSDB, PC do B, PV, PSB, PDT, PC e MSR.</text:p>
      <text:p text:style-name="P9"/>
      <text:p text:style-name="P9">Foi uma experiência pioneira no estado de Santa Catarina, esteve vigente somente até o ano de 1996, com a troca de partido no poder o projeto de Orçamento Participativo é encerrado, por isso é considerado como uma tentativa fracassada de implementação do OP. Outro fator que auxilia no entendimento é a falta de organização da sociedade civil, que não conseguiu se articular com sociedade política para manter o OP.</text:p>
      <text:p text:style-name="P11"/>
      <text:p text:style-name="P10">a) Início</text:p>
      <text:p text:style-name="P9"/>
      <text:p text:style-name="P9">Crise: CMOP, o Executivo e a Câmara dos Vereadores. </text:p>
      <text:p text:style-name="P9">Acusação de ambas as esferas do governo de partidarização do OP pelo PT.</text:p>
      <text:p text:style-name="P9">Vereadores insistem em manter as emendas.</text:p>
      <text:p text:style-name="P9">Não envolvimento do prefeito com o OP</text:p>
      <text:p text:style-name="P9">Para o ex-vice-prefeito, nesse episódio, não apenas o OP ocorreu o risco de extinguir-se, mas também e, principalmente, “o risco do PT romper com o governo”. “Crise de governabilidade”.</text:p>
      <text:p text:style-name="P6"><text:span text:style-name="T2"/></text:p>
      <text:p text:style-name="P6"><text:span text:style-name="T2">Em julho de 1995, na primeira reunião dos coordenadores regionais do Orçamento Participativo 95-96, vários coordenadores levantaram a preocupação de que as disputas eleitorais que deveriam acontecer naquele ano pudessem interferir nos trabalhos do OP 95-96. Outro tema recorrente nas reuniões foi a pouca mobilização e participação das comunidades, além das reclamações sobre a não execução das obras e a ausência de secretários do governo nas reuniões em que são convidados pelas instâncias do OP.</text:span></text:p>
      <text:p text:style-name="P6"><text:span text:style-name="T5">“</text:span><text:span text:style-name="T2">Institucionalização do OP”.</text:span></text:p>
      <text:p text:style-name="P6"><text:span text:style-name="T2">Fortes enchentes de 1995 x a retomada das obras do OP.</text:span><text:line-break/><text:span text:style-name="T2">Com o desdobramento de todo esse embate é aprovado, por unanimidade no CMOP, um documento reconhecendo estar se vivendo uma “fase de crise do processo”</text:span><text:line-break/><text:span text:style-name="T2">A composição da Frente Popular ser constituída por um número grande de partidos, os quais não tinham o OP como projeto político, portanto não é de se estranhar o baixo grau de comprometimento.</text:span><text:line-break/><text:span text:style-name="T2">Dentre as variáveis de análise utilizadas, talvez seja o compromisso governamental a que mais influenciou o desdobramento do OP em Florianópolis. Neste sentido, fatores como: compromisso do prefeito e da maioria do secretariado, a retenção de 25% do montante de investimentos, e o não cumprimento do cronograma de obras representaram um desgaste para o programa de OP.</text:span><text:line-break/><text:span text:style-name="T2">Quanto a variável desenho institucional destaca-se a dificuldade em incorporar segmentos sociais não organizados, assim a recondução de um modus operandi clientelista de fazer política tornou-se inevitável.</text:span><text:line-break/><text:line-break/><text:span text:style-name="T2">--</text:span></text:p>
      <table:table table:name="Table1" table:style-name="Table1">
        <table:table-column table:style-name="Table1.A"/>
        <table:table-row>
          <table:table-cell table:style-name="Table1.A1" office:value-type="string">
            <text:p text:style-name="P17">CIDADES PARTICIPANTES</text:p>
          </table:table-cell>
        </table:table-row>
        <table:table-row>
          <table:table-cell table:style-name="Table1.A1" office:value-type="string">
            <text:p text:style-name="P16"><text:span text:style-name="T7">Região Sudeste</text:span><text:line-break/><text:a xlink:type="simple" xlink:href="http://www.pma.es.gov.br/"><text:span text:style-name="T9">Aracruz (Espírito Santo)</text:span></text:a><text:line-break/><text:a xlink:type="simple" xlink:href="http://www.araraquara.sp.gov.br/"><text:span text:style-name="T9">Araraquara (São Paulo)</text:span></text:a><text:line-break/><text:a xlink:type="simple" xlink:href="http://portalpbh.pbh.gov.br/pbh/ecp/comunidade.do?app=portaldoop"><text:span text:style-name="T9">Belo Horizonte (Minas Gerais)</text:span></text:a><text:line-break/><text:a xlink:type="simple" xlink:href="http://www.botelhos.mg.gov.br/"><text:span text:style-name="T9">Botelhos (Minas Gerais)</text:span></text:a><text:line-break/><text:a xlink:type="simple" xlink:href="http://www.betim.mg.gov.br/op/?page_id=286"><text:span text:style-name="T9">Betim (Minas Gerais)</text:span></text:a><text:line-break/><text:a xlink:type="simple" xlink:href="http://www.cachoeiro.es.gov.br/"><text:span text:style-name="T9">Cachoeiro do Itapemirim (Espírito Santo)</text:span></text:a><text:line-break/><text:a xlink:type="simple" xlink:href="http://www.cariacica.es.gov.br/"><text:span text:style-name="T9">Cariacica (Espírito Santo)</text:span></text:a><text:line-break/><text:a xlink:type="simple" xlink:href="http://www.congonhas.mg.gov.br/"><text:span text:style-name="T9">Congonhas (Minas Gerais)</text:span></text:a><text:line-break/><text:a xlink:type="simple" xlink:href="http://www.contagem.mg.gov.br/"><text:span text:style-name="T9">Contagem (Minas Gerais)</text:span></text:a><text:line-break/><text:a xlink:type="simple" xlink:href="http://www.diadema.sp.gov.br/"><text:span text:style-name="T9">Diadema (São Paulo)</text:span></text:a><text:line-break/><text:a xlink:type="simple" xlink:href="http://www.embu.sp.gov.br/"><text:span text:style-name="T9">Embu (São Paulo)</text:span></text:a><text:line-break/><text:a xlink:type="simple" xlink:href="http://www.franciscomorato.sp.gov.br/"><text:span text:style-name="T9">Francisco Morato (São Paulo)</text:span></text:a><text:line-break/><text:a xlink:type="simple" xlink:href="http://www.guarulhos.sp.gov.br/"><text:span text:style-name="T9">Guarulhos (São Paulo)</text:span></text:a><text:line-break/><text:a xlink:type="simple" xlink:href="http://www.marica.rj.gov.br/"><text:span text:style-name="T9">Maricá - (Rio de Janeiro)</text:span></text:a><text:line-break/><text:a xlink:type="simple" xlink:href="http://www.montealto.sp.gov.br/"><text:span text:style-name="T9">Monte Alto (São Paulo)</text:span></text:a><text:line-break/><text:a xlink:type="simple" xlink:href="http://www.montesclaros.mg.gov.br/"><text:span text:style-name="T9">Montes Claros (Minas Gerais)</text:span></text:a><text:span text:style-name="T8"> </text:span><text:line-break/><text:a xlink:type="simple" xlink:href="http://www.novalima.mg.gov.br/"><text:span text:style-name="T9">Nova Lima (Minas Gerais)</text:span></text:a><text:line-break/><text:a xlink:type="simple" xlink:href="http://www.osasco.sp.gov.br/"><text:span text:style-name="T9">Osasco (São Paulo)</text:span></text:a><text:line-break/><text:a xlink:type="simple" xlink:href="http://www.santoandre.sp.gov.br/"><text:span text:style-name="T9">Santo André (São Paulo)</text:span></text:a><text:line-break/><text:a xlink:type="simple" xlink:href="http://www.saobernardo.sp.gov.br/"><text:span text:style-name="T9">São Bernardo do Campo (São Paulo)</text:span></text:a><text:line-break/><text:a xlink:type="simple" xlink:href="http://www.saocarlos.sp.gov.br/"><text:span text:style-name="T9">São Carlos (São Paulo)</text:span></text:a><text:line-break/><text:a xlink:type="simple" xlink:href="http://www.saovicente.sp.gov.br/"><text:span text:style-name="T9">São Vicente (São Paulo)</text:span></text:a><text:line-break/><text:a xlink:type="simple" xlink:href="http://www.serra.es.gov.br/"><text:span text:style-name="T9">Serra (Espírito Santo)</text:span></text:a><text:line-break/><text:a xlink:type="simple" xlink:href="http://www.suzano.sp.gov.br/"><text:span text:style-name="T9">Suzano (São Paulo)</text:span></text:a><text:line-break/><text:a xlink:type="simple" xlink:href="http://www.varzeapaulista.sp.gov.br/"><text:span text:style-name="T9">Várzea Paulista (São Paulo)</text:span></text:a><text:line-break/><text:a xlink:type="simple" xlink:href="http://www.viana.es.gov.br/"><text:span text:style-name="T9">Viana (Espírito Santo)</text:span></text:a><text:line-break/><text:a xlink:type="simple" xlink:href="http://www.vitoria.es.gov.br/"><text:span text:style-name="T9">Vitória (Espírito Santo)</text:span></text:a><text:line-break/><text:span text:style-name="T7">Região Nordeste</text:span><text:line-break/><text:span text:style-name="T12">Anadia (Alagoas)</text:span><text:line-break/><text:span text:style-name="T10">Caaporã - (Paraíba)</text:span><text:line-break/><text:a xlink:type="simple" xlink:href="http://www.cajazeiras.pb.gov.br/"><text:span text:style-name="T9">Cajazeiras - (Paraíba)</text:span></text:a><text:line-break/><text:a xlink:type="simple" xlink:href="http://www.pmcg.pb.gov.br/"><text:span text:style-name="T9">Campina Grande (Paraíba)</text:span></text:a><text:line-break/><text:a xlink:type="simple" xlink:href="http://www.crateus.ce.gov.br/"><text:span text:style-name="T9">Crateus - (Ceará)</text:span></text:a><text:line-break/><text:a xlink:type="simple" xlink:href="http://www.pmdonaines.pb.gov.br/home.htm"><text:span text:style-name="T9">D. Inês - (Paraíba)</text:span></text:a><text:span text:style-name="T11"> </text:span><text:line-break/><text:a xlink:type="simple" xlink:href="http://www.fortaleza.ce.gov.br/"><text:span text:style-name="T9">Fortaleza (Ceará)</text:span></text:a><text:line-break/><text:a xlink:type="simple" xlink:href="http://www.joaopessoa.pb.gov.br/"><text:span text:style-name="T9">João Pessoa (Paraíba)</text:span></text:a><text:line-break/><text:a xlink:type="simple" xlink:href="http://www.laurodefreitas.ba.gov.br/"><text:span text:style-name="T9">Lauro de Freitas (Bahia)</text:span></text:a><text:line-break/><text:a xlink:type="simple" xlink:href="http://www.patos.pb.gov.br/"><text:span text:style-name="T9">Patos - (Paraíba)</text:span></text:a><text:line-break/><text:a xlink:type="simple" xlink:href="http://www.paudalho.pe.gov.br/"><text:span text:style-name="T9">Paudalho (Pernambuco)</text:span></text:a><text:line-break/><text:a xlink:type="simple" xlink:href="http://www.picui.pb.gov.br/portal1/intro.asp?iIdMun=100125142"><text:span text:style-name="T9">Picuí - (Paraíba)</text:span></text:a><text:line-break/><text:span text:style-name="T12">Pombal (Paraíba)</text:span><text:line-break/><text:a xlink:type="simple" xlink:href="http://www.recife.pe.gov.br/"><text:span text:style-name="T9">Recife (Pernambuco)</text:span></text:a><text:line-break/><text:span text:style-name="T7">Região Norte</text:span><text:line-break/><text:a xlink:type="simple" xlink:href="http://www.manaus.am.gov.br/"><text:span text:style-name="T9">Manaus (Amazonas)</text:span></text:a><text:line-break/><text:span text:style-name="T7">Região Sul </text:span><text:line-break/><text:a xlink:type="simple" xlink:href="http://www.bage.rs.gov.br/"><text:span text:style-name="T9">Bagé (Rio Grande do Sul)</text:span></text:a><text:line-break/><text:a xlink:type="simple" xlink:href="http://www.bentogoncalves.rs.gov.br/"><text:span text:style-name="T9">Bento Gonçalves (Rio Grande do Sul)</text:span></text:a><text:line-break/><text:a xlink:type="simple" xlink:href="http://www.canoas.rs.gov.br/"><text:span text:style-name="T9">Canoas (Rio Grande do Sul)</text:span></text:a><text:line-break/><text:a xlink:type="simple" xlink:href="http://www.caxias.rs.gov.br/"><text:span text:style-name="T9">Caxias do Sul (Rio Grande do Sul)</text:span></text:a><text:line-break/><text:a xlink:type="simple" xlink:href="http://www.campolargo.pr.gov.br/"><text:span text:style-name="T9">Campo Largo (Paraná)</text:span></text:a><text:line-break/><text:a xlink:type="simple" xlink:href="http://www.esteio.rs.gov.br/home/"><text:span text:style-name="T9">Esteio (Rio Grande do Sul)</text:span></text:a><text:line-break/><text:a xlink:type="simple" xlink:href="http://www.garibaldi.rs.gov.br/"><text:span text:style-name="T9">Garibaldi (Rio Grande do Sul)</text:span></text:a><text:line-break/><text:a xlink:type="simple" xlink:href="http://www.gravatai.rs.gov.br/"><text:span text:style-name="T9">Gravataí (Rio Grande do Sul)</text:span></text:a><text:line-break/><text:a xlink:type="simple" xlink:href="http://www.joinville.sc.gov.br/"><text:span text:style-name="T9">Joinville (Santa Catarina)</text:span></text:a><text:line-break/><text:a xlink:type="simple" xlink:href="http://www.novahartz.famurs.com.br/"><text:span text:style-name="T9">Nova Hartz (Rio Grande do Sul)</text:span></text:a><text:line-break/><text:a xlink:type="simple" xlink:href="http://www.portoalegre.rs.gov.br/"><text:span text:style-name="T9">Porto Alegre (Rio Grande do Sul</text:span></text:a><text:line-break/><text:a xlink:type="simple" xlink:href="http://www.santamaria.rs.gov.br/"><text:span text:style-name="T9">Santa Maria (Rio Grande do Sul)</text:span></text:a><text:line-break/><text:a xlink:type="simple" xlink:href="http://www.santarosa.rs.gov.br/index2.php"><text:span text:style-name="T9">Santa Rosa (Rio Grande do Sul)</text:span></text:a><text:line-break/><text:a xlink:type="simple" xlink:href="http://www.saoleopoldo.rs.gov.br/"><text:span text:style-name="T9">São Leopoldo (Rio Grande do Sul)</text:span></text:a><text:line-break/><text:a xlink:type="simple" xlink:href="http://www.sapucaiadosul.rs.gov.br/"><text:span text:style-name="T9">Sapucaia do Sul (Rio Grande do Sul)</text:span></text:a><text:line-break/><text:line-break/><text:span text:style-name="T13">CIDADES EM PROCESSO DE ADESÃO </text:span><text:line-break/><text:line-break/><text:span text:style-name="T7">Região Sudeste</text:span><text:line-break/><text:span text:style-name="T10">Campinas - (São Paulo)</text:span><text:line-break/><text:span text:style-name="T10">Juatuba - (Minas Gerais)</text:span><text:line-break/><text:span text:style-name="T10">Linhares - (Espírito Santo)</text:span><text:line-break/><text:span text:style-name="T10">Ouro Branco - (Minas Gerais)</text:span><text:line-break/><text:span text:style-name="T10">Ouro Preto - (Minas Gerais)</text:span><text:line-break/><text:span text:style-name="T10">Taboão da Serra - (São Paulo)</text:span><text:line-break/><text:span text:style-name="T7">Região Nordeste</text:span><text:line-break/><text:span text:style-name="T10">Barbalha - (Ceará)</text:span><text:line-break/><text:span text:style-name="T10">Cascavel - (Ceará)</text:span><text:line-break/><text:span text:style-name="T10">Natal - (Rio Grande do Norte)</text:span><text:line-break/><text:span text:style-name="T10">Olinda - (Pernambuco)</text:span><text:line-break/><text:span text:style-name="T10">Santarém</text:span><text:span text:style-name="T8"> </text:span><text:span text:style-name="T10">- (Paraíba)</text:span><text:line-break/><text:span text:style-name="T10">Serrinha - (Bahia)</text:span><text:line-break/><text:span text:style-name="T7">Região Norte</text:span><text:line-break/><text:line-break/><text:line-break/><text:span text:style-name="T7">Região Sul</text:span><text:span text:style-name="T11"> </text:span><text:line-break/><text:span text:style-name="T10">Biguaçu - (Santa Catarina)</text:span><text:line-break/><text:span text:style-name="T10">Capão da Canoa - (Rio Grande do Sul)</text:span><text:line-break/><text:span text:style-name="T10">Cruz Alta - (Rio Grande do Sul)</text:span><text:line-break/><text:span text:style-name="T10">Dois Irmãos - (Rio Grande do Sul)</text:span><text:line-break/><text:span text:style-name="T10">Erechim - (Rio Grande do Sul)</text:span></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ahoma"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Matelli</meta:initial-creator>
    <meta:creation-date>2010-09-12T20:50:31</meta:creation-date>
    <meta:document-statistic meta:table-count="1" meta:image-count="0" meta:object-count="0" meta:page-count="1" meta:paragraph-count="48" meta:word-count="2408" meta:character-count="15772"/>
    <dc:date>2010-09-12T22:45:49</dc:date>
    <dc:creator>Francisco Matelli</dc:creator>
    <meta:editing-duration>PT00H09M27S</meta:editing-duration>
    <meta:editing-cycles>1</meta:editing-cycles>
    <meta:generator>OpenOffice.org/3.2$Linux OpenOffice.org_project/320m12$Build-9483</meta:generator>
  </office:meta>
</office:document-meta>
</file>